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00000000CAEA055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Merriweather" svg:font-family="Merriweather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paragraph-properties fo:background-color="#ffffff" fo:padding="0in" fo:border="none">
        <style:background-image/>
      </style:paragraph-properties>
    </style:style>
    <style:style style:name="P2" style:family="paragraph" style:parent-style-name="Heading_20_1">
      <style:paragraph-properties fo:margin-top="0.3335in" fo:margin-bottom="0.139in" fo:line-height="100%" fo:keep-together="auto" fo:background-color="#ffffff" fo:padding="0in" fo:border="none" fo:keep-with-next="auto">
        <style:background-image/>
      </style:paragraph-properties>
    </style:style>
    <style:style style:name="P3" style:family="paragraph" style:parent-style-name="Heading_20_1">
      <style:paragraph-properties fo:keep-together="auto" fo:keep-with-next="auto"/>
    </style:style>
    <style:style style:name="P4" style:family="paragraph" style:parent-style-name="Heading_20_2">
      <style:paragraph-properties fo:line-height="100%" fo:keep-together="auto" fo:background-color="#ffffff" fo:padding="0in" fo:border="none" fo:keep-with-next="auto">
        <style:background-image/>
      </style:paragraph-properties>
    </style:style>
    <style:style style:name="P5" style:family="paragraph" style:parent-style-name="Heading_20_2">
      <style:paragraph-properties fo:keep-together="auto" fo:keep-with-next="auto"/>
    </style:style>
    <style:style style:name="P6" style:family="paragraph" style:parent-style-name="Title" style:master-page-name="Standard">
      <style:paragraph-properties style:page-number="auto" fo:background-color="#ffffff" fo:padding="0in" fo:border="none">
        <style:background-image/>
      </style:paragraph-properties>
    </style:style>
    <style:style style:name="P7" style:family="paragraph" style:parent-style-name="Subtitle">
      <style:paragraph-properties fo:keep-together="auto" fo:background-color="#ffffff" fo:padding="0in" fo:border="none" fo:keep-with-next="auto">
        <style:background-image/>
      </style:paragraph-properties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text-properties fo:color="#00ab44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background-color="#ffffff" fo:padding="0in" fo:border="none">
        <style:background-image/>
      </style:paragraph-properties>
    </style:style>
    <style:style style:name="P11" style:family="paragraph" style:parent-style-name="Standard">
      <style:paragraph-properties fo:line-height="100%" fo:background-color="#ffffff" fo:padding="0in" fo:border="none">
        <style:background-image/>
      </style:paragraph-properties>
    </style:style>
    <style:style style:name="P12" style:family="paragraph" style:parent-style-name="Standard">
      <style:paragraph-properties fo:margin-top="0in" fo:margin-bottom="0in" fo:line-height="100%" fo:background-color="#ffffff" fo:padding="0in" fo:border="none">
        <style:background-image/>
      </style:paragraph-properties>
    </style:style>
    <style:style style:name="P13" style:family="paragraph" style:parent-style-name="Standard">
      <style:paragraph-properties fo:margin-top="0.0555in" fo:margin-bottom="0in" fo:line-height="100%" fo:background-color="#ffffff" fo:padding="0in" fo:border="none">
        <style:background-image/>
      </style:paragraph-properties>
    </style:style>
    <style:style style:name="P14" style:family="paragraph" style:parent-style-name="Standard" style:list-style-name="WWNum2">
      <style:paragraph-properties fo:margin-left="0.5in" fo:margin-right="0in" fo:margin-top="0.0555in" fo:margin-bottom="0in" fo:line-height="120%" fo:text-indent="-0.25in" style:auto-text-indent="false" fo:background-color="#ffffff" fo:padding="0in" fo:border="none">
        <style:background-image/>
      </style:paragraph-properties>
    </style:style>
    <style:style style:name="P15" style:family="paragraph" style:parent-style-name="Standard" style:list-style-name="WWNum3">
      <style:paragraph-properties fo:margin-left="0.5in" fo:margin-right="0in" fo:margin-top="0.0555in" fo:margin-bottom="0in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.0555in" fo:margin-bottom="0in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.0555in" fo:margin-bottom="0in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fo:line-height="120%" fo:text-indent="-0.25in" style:auto-text-indent="false" fo:background-color="#ffffff" fo:padding="0in" fo:border="none">
        <style:background-image/>
      </style:paragraph-properties>
    </style:style>
    <style:style style:name="P19" style:family="paragraph" style:parent-style-name="Standard" style:list-style-name="WWNum3">
      <style:paragraph-properties fo:margin-left="0.5in" fo:margin-right="0in" fo:margin-top="0in" fo:margin-bottom="0in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5.25in" fo:margin-right="0in" fo:text-indent="0in" style:auto-text-indent="false"/>
      <style:text-properties fo:color="#00ab44" fo:font-size="14pt" fo:font-weight="bold" style:font-size-asian="14pt" style:font-weight-asian="bold" style:font-size-complex="14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Merriweather" fo:font-size="27pt" fo:font-weight="bold" style:font-name-asian="Merriweather1" style:font-size-asian="27pt" style:font-weight-asian="bold" style:font-name-complex="Merriweather1" style:font-size-complex="27pt"/>
    </style:style>
    <style:style style:name="T2" style:family="text">
      <style:text-properties fo:font-size="27pt" style:font-size-asian="27pt" style:font-size-complex="27pt"/>
    </style:style>
    <style:style style:name="T3" style:family="text">
      <style:text-properties fo:color="#00ab44" style:font-name="Proxima Nova" fo:font-size="18pt" fo:font-style="normal" style:font-name-asian="Proxima Nova1" style:font-size-asian="18pt" style:font-style-asian="normal" style:font-name-complex="Proxima Nova1" style:font-size-complex="18pt"/>
    </style:style>
    <style:style style:name="T4" style:family="text">
      <style:text-properties fo:color="#00ab44"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5" style:family="text">
      <style:text-properties fo:color="#00ab44" fo:font-size="14pt" fo:font-weight="bold" style:font-size-asian="14pt" style:font-weight-asian="bold" style:font-size-complex="14pt"/>
    </style:style>
    <style:style style:name="T6" style:family="text">
      <style:text-properties style:font-name="Proxima Nova" style:font-name-asian="Proxima Nova1" style:font-name-complex="Proxima Nova1"/>
    </style:style>
    <style:style style:name="T7" style:family="text">
      <style:text-properties style:font-name="Proxima Nova" fo:font-size="10pt" style:font-name-asian="Proxima Nova1" style:font-size-asian="10pt" style:font-name-complex="Proxima Nova1" style:font-size-complex="10pt"/>
    </style:style>
    <style:style style:name="T8" style:family="text">
      <style:text-properties fo:color="#666666"/>
    </style:style>
    <style:style style:name="T9" style:family="text">
      <style:text-properties fo:color="#666666" style:font-name="Proxima Nova" style:font-name-asian="Proxima Nova1" style:font-name-complex="Proxima Nova1"/>
    </style:style>
    <style:style style:name="T10" style:family="text">
      <style:text-properties fo:color="#666666" style:font-name="Proxima Nova" fo:font-size="12pt" fo:font-style="italic" fo:font-weight="normal" style:font-name-asian="Proxima Nova1" style:font-size-asian="12pt" style:font-style-asian="italic" style:font-weight-asian="normal" style:font-name-complex="Proxima Nova1" style:font-size-complex="12pt"/>
    </style:style>
    <style:style style:name="T11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12" style:family="text">
      <style:text-properties fo:color="#666666" fo:font-style="italic" fo:font-weight="normal" style:font-style-asian="italic" style:font-weight-asian="normal"/>
    </style:style>
    <style:style style:name="T13" style:family="text">
      <style:text-properties fo:color="#666666" fo:font-size="10pt" style:font-size-asian="10pt" style:font-size-complex="10pt"/>
    </style:style>
    <style:style style:name="T14" style:family="text">
      <style:text-properties fo:color="#53bb84"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15" style:family="text">
      <style:text-properties fo:color="#353744" style:font-name="Proxima Nova" fo:font-size="12pt" style:font-name-asian="Proxima Nova1" style:font-size-asian="12pt" style:font-name-complex="Proxima Nova1" style:font-size-complex="12pt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5" svg:width="6.4996in" svg:height="0.0689in" svg:x="0in" svg:y="0in">
        <draw:image xlink:href="Pictures/10000201000004B00000000CAEA05505.png" xlink:type="simple" xlink:show="embed" xlink:actuate="onLoad">
          <text:p/>
        </draw:image>
      </draw:frame>
      <text:p text:style-name="P6"><text:bookmark text:name="Bookmark"/><text:span text:style-name="T1">Siva Ranjani Raja</text:span></text:p>
      <text:p text:style-name="P7"><text:bookmark text:name="Bookmark1"/>Software Engineer Trainee</text:p>
      <text:p text:style-name="P12"><text:span text:style-name="T8">Chennai , India</text:span></text:p>
      <text:p text:style-name="P12"><text:span text:style-name="T8">9176718366</text:span></text:p>
      <text:p text:style-name="P12"><text:span text:style-name="T8">sivaranjaniraja1996@gmail.com</text:span></text:p>
      <text:h text:style-name="P1" text:outline-level="1"><text:bookmark text:name="Bookmark2"/>SUMMARY</text:h>
      <text:p text:style-name="P10">I am an enthusiastic person who intend to be a part of an organization where <text:s/>can constantly learn, develop and share my technical and programming skills and implement it for the growth of the organization.</text:p>
      <text:h text:style-name="P2" text:outline-level="1"><text:bookmark text:name="Bookmark3"/><text:span text:style-name="T4">EXPERIENCE</text:span></text:h>
      <text:h text:style-name="P4" text:outline-level="2"><text:bookmark text:name="Bookmark4"/>ACL Digital<text:span text:style-name="T15">, <text:s/></text:span>Chennai<text:span text:style-name="T10">- </text:span><text:span text:style-name="T12">Software Engineer Trainee</text:span></text:h>
      <text:p text:style-name="P13"><text:span text:style-name="T13">February </text:span><text:span text:style-name="T11">20</text:span><text:span text:style-name="T13">22</text:span><text:span text:style-name="T11"> - PRESENT</text:span></text:p>
      <text:list xml:id="list4952413902314258681" text:style-name="WWNum2">
        <text:list-item>
          <text:p text:style-name="P14">Worked on Development tasks and POCs.</text:p>
        </text:list-item>
        <text:list-item>
          <text:p text:style-name="P18">Completed the training in Dot net, Android, Angular and Java.</text:p>
        </text:list-item>
        <text:list-item>
          <text:p text:style-name="P18">Completed the training project - Doctor Appointment System using Spring Boot, HTML, CSS and Bootstrap.</text:p>
        </text:list-item>
      </text:list>
      <text:h text:style-name="P2" text:outline-level="1"><text:bookmark text:name="Bookmark5"/><text:span text:style-name="T4">EDUCATION</text:span></text:h>
      <text:h text:style-name="P4" text:outline-level="2"><text:bookmark text:name="Bookmark6"/>Anna University<text:span text:style-name="T15">, </text:span>Chennai </text:h>
      <text:h text:style-name="P4" text:outline-level="2"><text:bookmark text:name="Bookmark7"/><text:span text:style-name="T10"><text:s/></text:span><text:span text:style-name="T12">M.Sc || Computer Science</text:span></text:h>
      <text:p text:style-name="P13"><text:span text:style-name="T13">Sep </text:span><text:span text:style-name="T11">20</text:span><text:span text:style-name="T13">20</text:span><text:span text:style-name="T11"> - </text:span><text:span text:style-name="T13">Feb </text:span><text:span text:style-name="T11">20</text:span><text:span text:style-name="T13">23</text:span></text:p>
      <text:h text:style-name="P5" text:outline-level="2"><text:bookmark text:name="Bookmark8"/>Justice Basheer Ahmed Sayeed College for Women , Chennai </text:h>
      <text:h text:style-name="P5" text:outline-level="2"><text:bookmark text:name="Bookmark9"/><text:span text:style-name="T12"><text:s/>B.Sc || Computer Science</text:span></text:h>
      <text:p text:style-name="P8"><text:span text:style-name="T13">June 2014 - April 2017</text:span></text:p>
      <text:h text:style-name="P5" text:outline-level="2"><text:bookmark text:name="Bookmark10"/>M.A.K Matriculation Higher Secondary School, Chennai </text:h>
      <text:h text:style-name="P5" text:outline-level="2"><text:bookmark text:name="Bookmark11"/><text:span text:style-name="T12">HSC || Computer Scienc</text:span><text:bookmark text:name="Bookmark12"/><text:span text:style-name="T12">e</text:span></text:h>
      <text:h text:style-name="P3" text:outline-level="1"><text:bookmark text:name="Bookmark13"/>PROJECT DETAILS</text:h>
      <text:h text:style-name="P5" text:outline-level="2"><text:bookmark text:name="Bookmark14"/>Telenta AB Harmoni ( Aug 2022 - Present )</text:h>
      <text:p text:style-name="Text_20_body"/>
      <text:p text:style-name="Standard">Telenta Harmoni is a digital platform specially developed for municipal health care needs. With a digital and cloud-based solution, it offer services and functions that provide a safer everyday life for care recipients, provide support and free up time for care staff, and make it easier and more efficient for management. </text:p>
      <text:p text:style-name="Standard"/>
      <text:p text:style-name="Standard"/>
      <text:h text:style-name="P5" text:outline-level="2"><text:soft-page-break/>Roles and Responsibility</text:h>
      <text:p text:style-name="Text_20_body"/>
      <text:p text:style-name="Text_20_body"/>
      <text:p text:style-name="Standard"/>
      <text:h text:style-name="P3" text:outline-level="1"><text:bookmark text:name="Bookmark15"/>SKILLS</text:h>
      <text:list xml:id="list8069925091577326593" text:style-name="WWNum3">
        <text:list-item>
          <text:p text:style-name="P15">Dot Net ( C# )</text:p>
        </text:list-item>
        <text:list-item>
          <text:p text:style-name="P19"><text:s/>Android Studio ( Kotlin ) </text:p>
        </text:list-item>
        <text:list-item>
          <text:p text:style-name="P22">MongoDB, SQL</text:p>
        </text:list-item>
        <text:list-item>
          <text:p text:style-name="P22">Angular </text:p>
        </text:list-item>
        <text:list-item>
          <text:p text:style-name="P22">Java</text:p>
        </text:list-item>
        <text:list-item>
          <text:p text:style-name="P22">Python</text:p>
        </text:list-item>
        <text:list-item>
          <text:p text:style-name="P22">HTML, CSS, Bootstrap</text:p>
        </text:list-item>
      </text:list>
      <text:h text:style-name="P3" text:outline-level="1"><text:span text:style-name="T16"/></text:h>
      <text:p text:style-name="P23"/>
      <text:p text:style-name="Standard"><text:s/><text:span text:style-name="T5">STRENGTH</text:span></text:p>
      <text:list xml:id="list3672653269910816405" text:style-name="WWNum4">
        <text:list-item>
          <text:p text:style-name="P17">Problem solving </text:p>
        </text:list-item>
        <text:list-item>
          <text:p text:style-name="P21">Adaptability </text:p>
        </text:list-item>
        <text:list-item>
          <text:p text:style-name="P21">Team work </text:p>
        </text:list-item>
        <text:list-item>
          <text:p text:style-name="P21">Time Management</text:p>
        </text:list-item>
      </text:list>
      <text:p text:style-name="P23"/>
      <text:p text:style-name="P9"/>
      <text:p text:style-name="P24"/>
      <text:p text:style-name="Standard">Date : 31/03/2023</text:p>
      <text:p text:style-name="Standard"><text:s/>Place : Chennai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Merriweather" svg:font-family="Merriweather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.0555in" fo:margin-bottom="0in" fo:line-height="12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en" fo:country="non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139in" fo:line-height="100%" fo:keep-together="always" fo:keep-with-next="always"/>
      <style:text-properties fo:color="#00ab44"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139in" fo:margin-bottom="0in" fo:line-height="100%" fo:keep-together="always" fo:keep-with-next="always"/>
      <style:text-properties fo:color="#353744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39in" fo:margin-bottom="0in" fo:line-height="100%" fo:keep-together="always" fo:keep-with-next="always"/>
      <style:text-properties fo:color="#353744" style:font-name="Proxima Nova" fo:font-weight="bold" style:font-name-asian="Proxima Nova1" style:font-weight-asian="bold" style:font-name-complex="Proxima Nova1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0835in" fo:margin-bottom="0in" fo:line-height="100%" fo:text-align="start" style:justify-single-word="false" fo:keep-together="always" fo:keep-with-next="always"/>
      <style:text-properties fo:color="#353744" style:font-name="Proxima Nova" fo:font-size="30pt" fo:font-weight="bold" style:font-name-asian="Proxima Nova1" style:font-size-asian="30pt" style:font-weight-asian="bold" style:font-name-complex="Proxima Nova1" style:font-size-complex="30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in" fo:line-height="100%" fo:text-align="start" style:justify-single-word="false" fo:keep-together="always" fo:keep-with-next="always"/>
      <style:text-properties fo:color="#00ab44" fo:font-size="18pt" fo:font-style="italic" style:font-size-asian="18pt" style:font-style-asian="italic" style:font-size-complex="18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background-color="#ffffff" fo:padding="0in" fo:border="none">
        <style:background-image/>
      </style:paragraph-properties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6354in" fo:margin-right="1in" style:writing-mode="lr-tb" style:layout-grid-color="#c0c0c0" style:layout-grid-lines="26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6.5in" svg:height="0.0693in" draw:z-index="2"><draw:image xlink:href="Pictures/10000201000004B00000000CAEA05505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31T09:27:06.11</dc:date>
    <meta:generator>OpenOffice/4.1.9$Win32 OpenOffice.org_project/419m1$Build-9805</meta:generator>
    <meta:document-statistic meta:table-count="0" meta:image-count="1" meta:object-count="0" meta:page-count="2" meta:paragraph-count="42" meta:word-count="242" meta:character-count="1460"/>
    <meta:editing-duration>PT1H37M11S</meta:editing-duration>
    <meta:editing-cycles>1</meta:editing-cycles>
  </office:meta>
</office:document-meta>
</file>